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1.891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1.332cm"/>
    </style:style>
    <style:style style:name="co7" style:family="table-column">
      <style:table-column-properties fo:break-before="auto" style:column-width="1.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able-cell-properties fo:background-color="#99ffff"/>
      <style:text-properties style:font-name="Arial" style:font-name-asian="ＭＳ Ｐゴシック" style:font-name-complex="Arial1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>
            <text:p>開発アプリ</text:p>
          </table:table-cell>
          <table:table-cell table:number-columns-repeated="4"/>
        </table:table-row>
        <table:table-row table:style-name="ro1">
          <table:table-cell office:value-type="string">
            <text:p>├</text:p>
          </table:table-cell>
          <table:table-cell office:value-type="string">
            <text:p>app</text:p>
          </table:table-cell>
          <table:table-cell table:number-columns-repeated="3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sole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Exceptions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Http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office:annotation draw:style-name="gr1" draw:text-style-name="P1" svg:width="2.899cm" svg:height="0.907cm" svg:x="6.827cm" svg:y="0.757cm" draw:caption-point-x="-0.61cm" draw:caption-point-y="1.511cm">
              <dc:date>2021-07-07T00:00:00</dc:date>
              <text:p text:style-name="P1">コントローラファイルはここへ</text:p>
            </office:annotation>
            <text:p>Controllers</text:p>
          </table:table-cell>
          <table:table-cell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Middleware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office:annotation draw:style-name="gr2" draw:text-style-name="P1" svg:width="2.899cm" svg:height="0.907cm" svg:x="5.501cm" svg:y="1.661cm" draw:caption-point-x="-0.61cm" draw:caption-point-y="1.511cm">
              <dc:date>2021-07-07T00:00:00</dc:date>
              <text:p text:style-name="P1">モデル関連のファイルはここ</text:p>
            </office:annotation>
            <text:p>Models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Providers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 table:number-columns-repeated="4"/>
        </table:table-row>
        <table:table-row table:style-name="ro2">
          <table:table-cell office:value-type="string">
            <text:p>├</text:p>
          </table:table-cell>
          <table:table-cell office:value-type="string">
            <text:p>bootstrap</text:p>
          </table:table-cell>
          <table:table-cell table:number-columns-repeated="3"/>
        </table:table-row>
        <table:table-row table:style-name="ro1">
          <table:table-cell office:value-type="string">
            <text:p>├</text:p>
          </table:table-cell>
          <table:table-cell office:value-type="string">
            <text:p>config</text:p>
          </table:table-cell>
          <table:table-cell table:number-columns-repeated="3"/>
        </table:table-row>
        <table:table-row table:style-name="ro1">
          <table:table-cell office:value-type="string">
            <text:p>├</text:p>
          </table:table-cell>
          <table:table-cell office:value-type="string">
            <text:p>database</text:p>
          </table:table-cell>
          <table:table-cell table:number-columns-repeated="3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factories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igrations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seeders</text:p>
          </table:table-cell>
          <table:table-cell table:number-columns-repeated="2"/>
        </table:table-row>
        <table:table-row table:style-name="ro1">
          <table:table-cell office:value-type="string">
            <text:p>├</text:p>
          </table:table-cell>
          <table:table-cell office:value-type="string">
            <text:p>public</text:p>
          </table:table-cell>
          <table:table-cell table:number-columns-repeated="3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" office:value-type="string">
            <office:annotation draw:style-name="gr3" draw:text-style-name="P1" svg:width="2.899cm" svg:height="0.949cm" svg:x="6.827cm" svg:y="6.62cm" draw:caption-point-x="-0.61cm" draw:caption-point-y="1.512cm">
              <dc:date>2021-07-07T00:00:00</dc:date>
              <text:p text:style-name="P1"><text:span text:style-name="T1">詳細画面の</text:span><text:span text:style-name="T1">css</text:span><text:span text:style-name="T1">ファイルはここへ</text:span></text:p>
            </office:annotation>
            <text:p>detail</text:p>
          </table:table-cell>
          <table:table-cell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table:style-name="ce1" office:value-type="string">
            <office:annotation draw:style-name="gr4" draw:text-style-name="P1" svg:width="2.899cm" svg:height="1.139cm" svg:x="6.827cm" svg:y="7.071cm" draw:caption-point-x="-0.61cm" draw:caption-point-y="1.512cm">
              <dc:date>2021-07-07T00:00:00</dc:date>
              <text:p text:style-name="P1"><text:span text:style-name="T1">ツリー画面の</text:span><text:span text:style-name="T1">css</text:span><text:span text:style-name="T1">ファイルはここへ</text:span></text:p>
            </office:annotation>
            <text:p>tree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js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2" office:value-type="string">
            <office:annotation draw:style-name="gr3" draw:text-style-name="P1" svg:width="2.899cm" svg:height="0.949cm" svg:x="6.827cm" svg:y="7.975cm" draw:caption-point-x="-0.61cm" draw:caption-point-y="1.512cm">
              <dc:date>2021-07-07T00:00:00</dc:date>
              <text:p text:style-name="P1"><text:span text:style-name="T1">js</text:span><text:span text:style-name="T1">ファイルはここへ</text:span></text:p>
            </office:annotation>
            <text:p>detail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" office:value-type="string">
            <office:annotation draw:style-name="gr3" draw:text-style-name="P1" svg:width="2.899cm" svg:height="0.949cm" svg:x="6.827cm" svg:y="8.426cm" draw:caption-point-x="-0.61cm" draw:caption-point-y="1.512cm">
              <dc:date>2021-07-07T00:00:00</dc:date>
              <text:p text:style-name="P1"><text:span text:style-name="T1">tree</text:span><text:span text:style-name="T1">画面の</text:span><text:span text:style-name="T1">js</text:span><text:span text:style-name="T1">ファイルはここへ</text:span></text:p>
            </office:annotation>
            <text:p>tree</text:p>
          </table:table-cell>
          <table:table-cell/>
        </table:table-row>
        <table:table-row table:style-name="ro1">
          <table:table-cell office:value-type="string">
            <text:p>├</text:p>
          </table:table-cell>
          <table:table-cell office:value-type="string">
            <text:p>resources</text:p>
          </table:table-cell>
          <table:table-cell table:number-columns-repeated="3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js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lang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sass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views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" office:value-type="string">
            <text:p>index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" office:value-type="string">
            <office:annotation draw:style-name="gr2" draw:text-style-name="P1" svg:width="2.899cm" svg:height="1.302cm" svg:x="6.827cm" svg:y="12.041cm" draw:caption-point-x="-0.61cm" draw:caption-point-y="1.511cm">
              <dc:date>2021-07-07T00:00:00</dc:date>
              <text:p text:style-name="P1">ログ出力機能関連のviewは</text:p>
              <text:p text:style-name="P1">ここへ</text:p>
            </office:annotation>
            <text:p>log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" office:value-type="string">
            <office:annotation draw:style-name="gr3" draw:text-style-name="P1" svg:width="2.899cm" svg:height="0.949cm" svg:x="6.827cm" svg:y="12.491cm" draw:caption-point-x="-0.61cm" draw:caption-point-y="1.512cm">
              <dc:date>2021-07-07T00:00:00</dc:date>
              <text:p text:style-name="P1"><text:span text:style-name="T1">登録画面関連の</text:span><text:span text:style-name="T1">view</text:span><text:span text:style-name="T1">はここへ</text:span></text:p>
            </office:annotation>
            <text:p>registration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" office:value-type="string">
            <text:p>layouts</text:p>
          </table:table-cell>
          <table:table-cell/>
        </table:table-row>
        <table:table-row table:style-name="ro1">
          <table:table-cell office:value-type="string">
            <text:p>├</text:p>
          </table:table-cell>
          <table:table-cell office:value-type="string">
            <text:p>routes</text:p>
          </table:table-cell>
          <table:table-cell table:number-columns-repeated="3"/>
        </table:table-row>
        <table:table-row table:style-name="ro1">
          <table:table-cell office:value-type="string">
            <text:p>├</text:p>
          </table:table-cell>
          <table:table-cell office:value-type="string">
            <text:p>strage</text:p>
          </table:table-cell>
          <table:table-cell table:number-columns-repeated="3"/>
        </table:table-row>
        <table:table-row table:style-name="ro1">
          <table:table-cell office:value-type="string">
            <text:p>├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└</text:p>
          </table:table-cell>
          <table:table-cell office:value-type="string">
            <text:p>vendor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7">2021/07/07</text:date>, <text:time>14:03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07T11:27:47.43</meta:creation-date>
    <meta:generator>OpenOffice/4.1.10$Win32 OpenOffice.org_project/4110m2$Build-9807</meta:generator>
    <dc:date>2021-07-07T14:03:49.31</dc:date>
    <dc:creator>B-FORME </dc:creator>
    <meta:editing-duration>PT2H35M45S</meta:editing-duration>
    <meta:editing-cycles>8</meta:editing-cycles>
    <meta:document-statistic meta:table-count="3" meta:cell-count="101" meta:object-count="0"/>
  </office:meta>
</office:document-meta>
</file>